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ae5f4d5">1. orgバッファを評価</text:a></text:p>
          <text:p text:style-name="Contents_20_1"><text:a xlink:type="simple" xlink:href="#org4285116">2. ユーティリティ関数</text:a></text:p>
          <text:p text:style-name="Contents_20_2"><text:a xlink:type="simple" xlink:href="#org6f41edd">2.1. サボっていると Kyoko さんに怒られる</text:a></text:p>
          <text:p text:style-name="Contents_20_2"><text:a xlink:type="simple" xlink:href="#org28ecf07">2.2. org-buffer を dokuwiki 形式に変換し，kill-ring に格納</text:a></text:p>
          <text:p text:style-name="Contents_20_2"><text:a xlink:type="simple" xlink:href="#org54fac8c">2.3. コンソールでカレントバッファのあるディレクトリに移動する</text:a></text:p>
          <text:p text:style-name="Contents_20_2"><text:a xlink:type="simple" xlink:href="#orgcbe9b9d">2.4. ファイルに含まれるテーブルを使って定時にアラートを表示する</text:a></text:p>
          <text:p text:style-name="Contents_20_2"><text:a xlink:type="simple" xlink:href="#orgc95086f">2.5. 頻繁に利用するファイルをring形式でたどる</text:a></text:p>
          <text:p text:style-name="Contents_20_2"><text:a xlink:type="simple" xlink:href="#org65e9fb6">2.6. 引数のorgバッファを開く</text:a></text:p>
          <text:p text:style-name="Contents_20_2"><text:a xlink:type="simple" xlink:href="#org2e3e0a0">2.7. orgバッファにいつものヘッダを追加する</text:a></text:p>
          <text:p text:style-name="Contents_20_2"><text:a xlink:type="simple" xlink:href="#orgfb557fa">2.8. 議事録ひな形を書き入れる</text:a></text:p>
          <text:p text:style-name="Contents_20_2"><text:a xlink:type="simple" xlink:href="#org6cdc549">2.9. ランダムの文字列を取得する</text:a></text:p>
          <text:p text:style-name="Contents_20_2"><text:a xlink:type="simple" xlink:href="#org50c3d74">2.10. Auto-install をセットアップする</text:a></text:p>
          <text:p text:style-name="Contents_20_2"><text:a xlink:type="simple" xlink:href="#org95355dc">2.11. 行頭に" - "を挿入する</text:a></text:p>
          <text:p text:style-name="Contents_20_2"><text:a xlink:type="simple" xlink:href="#org518c48f">2.12. <text:span text:style-name="OrgTodo">TODO</text:span> " - "と" - [ ] "をサイクルさせる</text:a></text:p>
          <text:p text:style-name="Contents_20_2"><text:a xlink:type="simple" xlink:href="#orgef18bde">2.13. <text:span text:style-name="OrgTodo">TODO</text:span> リージョン内のブリッツを操作する</text:a></text:p>
          <text:p text:style-name="Contents_20_2"><text:a xlink:type="simple" xlink:href="#org943fd21">2.14. 日付などを簡単に挿入する</text:a></text:p>
          <text:p text:style-name="Contents_20_3"><text:a xlink:type="simple" xlink:href="#org7d70470">2.14.1. キーバインド</text:a></text:p>
          <text:p text:style-name="Contents_20_2"><text:a xlink:type="simple" xlink:href="#org9e7a69b">2.15. XHTMLを利用したガントチャート生成</text:a></text:p>
          <text:p text:style-name="Contents_20_2"><text:a xlink:type="simple" xlink:href="#org77cb6e3">2.16. 定期実行関数</text:a></text:p>
          <text:p text:style-name="Contents_20_2"><text:a xlink:type="simple" xlink:href="#org9889ea1">2.17. ブラウザの設定</text:a></text:p>
          <text:p text:style-name="Contents_20_2"><text:a xlink:type="simple" xlink:href="#org0dc7198">2.18. ミニバッファに日時を表示</text:a></text:p>
          <text:p text:style-name="Contents_20_2"><text:a xlink:type="simple" xlink:href="#org8d7ca2e">2.19. バックアップファイルの削除</text:a></text:p>
          <text:p text:style-name="Contents_20_2"><text:a xlink:type="simple" xlink:href="#orgaa9b6b8">2.20. chomp</text:a></text:p>
          <text:p text:style-name="Contents_20_2"><text:a xlink:type="simple" xlink:href="#org73e2942">2.21. iTerm2.app を呼び出す関数</text:a></text:p>
          <text:p text:style-name="Contents_20_2"><text:a xlink:type="simple" xlink:href="#orgaa0ebe9">2.22. lingr にログインする</text:a></text:p>
          <text:p text:style-name="Contents_20_2"><text:a xlink:type="simple" xlink:href="#org0c907c8">2.23. 特定のファイルを Dropbox 以下にバックアップする</text:a></text:p>
          <text:p text:style-name="Contents_20_2"><text:a xlink:type="simple" xlink:href="#orgf0002bd">2.24. ゴミ箱を空にする <text:span text:style-name="OrgTags">[<text:span text:style-name="OrgTag">Mac</text:span>]</text:span></text:a></text:p>
          <text:p text:style-name="Contents_20_2"><text:a xlink:type="simple" xlink:href="#orgb8bd58f">2.25. その他</text:a></text:p>
          <text:p text:style-name="Contents_20_2"><text:a xlink:type="simple" xlink:href="#orgb09e2de">2.26. [library-p] load-path にライブラリがあるかを判定</text:a></text:p>
          <text:p text:style-name="Contents_20_1"><text:a xlink:type="simple" xlink:href="#orgd2ed5f1">3. 未設定／テスト中</text:a></text:p>
          <text:p text:style-name="Contents_20_2"><text:a xlink:type="simple" xlink:href="#orgefe5465">3.1. byte-compile の警告を抑制する</text:a></text:p>
          <text:p text:style-name="Contents_20_2"><text:a xlink:type="simple" xlink:href="#orgc92d4a5">3.2. [window-resizer.el] 分割したウィンドウサイズを変更する</text:a></text:p>
          <text:p text:style-name="Contents_20_2"><text:a xlink:type="simple" xlink:href="#org8b95f2c">3.3. [idle-requie]</text:a></text:p>
          <text:p text:style-name="Contents_20_2"><text:a xlink:type="simple" xlink:href="#orgbe01208">3.4. [pdf-preview]</text:a></text:p>
          <text:p text:style-name="Contents_20_2"><text:a xlink:type="simple" xlink:href="#orgf2642fe">3.5. [EasyPG]</text:a></text:p>
          <text:p text:style-name="Contents_20_2"><text:a xlink:type="simple" xlink:href="#orgac1cd58">3.6. [eblook]</text:a></text:p>
          <text:p text:style-name="Contents_20_2"><text:a xlink:type="simple" xlink:href="#org1e39200">3.7. [iBuffer]</text:a></text:p>
          <text:p text:style-name="Contents_20_2"><text:a xlink:type="simple" xlink:href="#org8511aa4">3.8. UUID をファイル名にして所定のディレクトリにコピー／移動</text:a></text:p>
          <text:p text:style-name="Contents_20_2"><text:a xlink:type="simple" xlink:href="#org80d945d">3.9. キーバインド</text:a></text:p>
          <text:p text:style-name="Contents_20_1"><text:a xlink:type="simple" xlink:href="#orgc9bc797">4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ae5f4d5"/>
<text:bookmark text:name="orgae5f4d5"/>orgバッファを評価
<text:bookmark-end text:name="OrgXref.orgae5f4d5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4285116"/>
<text:bookmark text:name="org4285116"/>ユーティリティ関数
<text:bookmark-end text:name="OrgXref.org4285116"/></text:h>
      <text:h text:style-name="Heading_20_2" text:outline-level="2" text:is-list-header="false">
<text:bookmark-start text:name="OrgXref.org6f41edd"/>
<text:bookmark text:name="org6f41edd"/>サボっていると Kyoko さんに怒られる
<text:bookmark-end text:name="OrgXref.org6f41edd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28ecf07"/>
<text:bookmark text:name="org28ecf07"/>org-buffer を dokuwiki 形式に変換し，kill-ring に格納
<text:bookmark-end text:name="OrgXref.org28ecf07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54fac8c"/>
<text:bookmark text:name="org54fac8c"/>コンソールでカレントバッファのあるディレクトリに移動する
<text:bookmark-end text:name="OrgXref.org54fac8c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cbe9b9d"/>
<text:bookmark text:name="orgcbe9b9d"/>ファイルに含まれるテーブルを使って定時にアラートを表示する
<text:bookmark-end text:name="OrgXref.orgcbe9b9d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c95086f"/>
<text:bookmark text:name="orgc95086f"/>頻繁に利用するファイルをring形式でたどる
<text:bookmark-end text:name="OrgXref.orgc95086f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65e9fb6"/>
<text:bookmark text:name="org65e9fb6"/>引数のorgバッファを開く
<text:bookmark-end text:name="OrgXref.org65e9fb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2e3e0a0"/>
<text:bookmark text:name="org2e3e0a0"/>orgバッファにいつものヘッダを追加する
<text:bookmark-end text:name="OrgXref.org2e3e0a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fb557fa"/>
<text:bookmark text:name="orgfb557fa"/>議事録ひな形を書き入れる
<text:bookmark-end text:name="OrgXref.orgfb557f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6cdc549"/>
<text:bookmark text:name="org6cdc549"/>ランダムの文字列を取得する
<text:bookmark-end text:name="OrgXref.org6cdc549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50c3d74"/>
<text:bookmark text:name="org50c3d74"/>Auto-install をセットアップする
<text:bookmark-end text:name="OrgXref.org50c3d74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95355dc"/>
<text:bookmark text:name="org95355dc"/>行頭に" - "を挿入する
<text:bookmark-end text:name="OrgXref.org95355d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518c48f"/>
<text:bookmark text:name="org518c48f"/><text:span text:style-name="OrgTodo">TODO</text:span> " - "と" - [ ] "をサイクルさせる
<text:bookmark-end text:name="OrgXref.org518c48f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ef18bde"/>
<text:bookmark text:name="orgef18bde"/><text:span text:style-name="OrgTodo">TODO</text:span> リージョン内のブリッツを操作する
<text:bookmark-end text:name="OrgXref.orgef18bd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943fd21"/>
<text:bookmark text:name="org943fd21"/>日付などを簡単に挿入する
<text:bookmark-end text:name="OrgXref.org943fd21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7d70470"/>
<text:bookmark text:name="org7d70470"/>キーバインド
<text:bookmark-end text:name="OrgXref.org7d70470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9e7a69b"/>
<text:bookmark text:name="org9e7a69b"/>XHTMLを利用したガントチャート生成
<text:bookmark-end text:name="OrgXref.org9e7a69b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77cb6e3"/>
<text:bookmark text:name="org77cb6e3"/>定期実行関数
<text:bookmark-end text:name="OrgXref.org77cb6e3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9889ea1"/>
<text:bookmark text:name="org9889ea1"/>ブラウザの設定
<text:bookmark-end text:name="OrgXref.org9889ea1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0dc7198"/>
<text:bookmark text:name="org0dc7198"/>ミニバッファに日時を表示
<text:bookmark-end text:name="OrgXref.org0dc719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8d7ca2e"/>
<text:bookmark text:name="org8d7ca2e"/>バックアップファイルの削除
<text:bookmark-end text:name="OrgXref.org8d7ca2e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aa9b6b8"/>
<text:bookmark text:name="orgaa9b6b8"/>chomp
<text:bookmark-end text:name="OrgXref.orgaa9b6b8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73e2942"/>
<text:bookmark text:name="org73e2942"/>iTerm2.app を呼び出す関数
<text:bookmark-end text:name="OrgXref.org73e294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aa0ebe9"/>
<text:bookmark text:name="orgaa0ebe9"/>lingr にログインする
<text:bookmark-end text:name="OrgXref.orgaa0ebe9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0c907c8"/>
<text:bookmark text:name="org0c907c8"/>特定のファイルを Dropbox 以下にバックアップする
<text:bookmark-end text:name="OrgXref.org0c907c8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f0002bd"/>
<text:bookmark text:name="orgf0002bd"/>ゴミ箱を空にする<text:tab/><text:span text:style-name="OrgTags">[<text:span text:style-name="OrgTag">Mac</text:span>]</text:span>
<text:bookmark-end text:name="OrgXref.orgf0002bd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b8bd58f"/>
<text:bookmark text:name="orgb8bd58f"/>その他
<text:bookmark-end text:name="OrgXref.orgb8bd58f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b09e2de"/>
<text:bookmark text:name="orgb09e2de"/>[library-p] load-path にライブラリがあるかを判定
<text:bookmark-end text:name="OrgXref.orgb09e2de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1" text:outline-level="1" text:is-list-header="false">
<text:bookmark-start text:name="OrgXref.orgd2ed5f1"/>
<text:bookmark text:name="orgd2ed5f1"/>未設定／テスト中
<text:bookmark-end text:name="OrgXref.orgd2ed5f1"/></text:h>
      <text:h text:style-name="Heading_20_2" text:outline-level="2" text:is-list-header="false">
<text:bookmark-start text:name="OrgXref.orgefe5465"/>
<text:bookmark text:name="orgefe5465"/>byte-compile の警告を抑制する
<text:bookmark-end text:name="OrgXref.orgefe5465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c92d4a5"/>
<text:bookmark text:name="orgc92d4a5"/>[window-resizer.el] 分割したウィンドウサイズを変更する
<text:bookmark-end text:name="OrgXref.orgc92d4a5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8b95f2c"/>
<text:bookmark text:name="org8b95f2c"/>[idle-requie]
<text:bookmark-end text:name="OrgXref.org8b95f2c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be01208"/>
<text:bookmark text:name="orgbe01208"/>[pdf-preview]
<text:bookmark-end text:name="OrgXref.orgbe01208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f2642fe"/>
<text:bookmark text:name="orgf2642fe"/>[EasyPG]
<text:bookmark-end text:name="OrgXref.orgf2642fe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ac1cd58"/>
<text:bookmark text:name="orgac1cd58"/>[eblook]
<text:bookmark-end text:name="OrgXref.orgac1cd58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1e39200"/>
<text:bookmark text:name="org1e39200"/>[iBuffer]
<text:bookmark-end text:name="OrgXref.org1e39200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8511aa4"/>
<text:bookmark text:name="org8511aa4"/>UUID をファイル名にして所定のディレクトリにコピー／移動
<text:bookmark-end text:name="OrgXref.org8511aa4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0d945d"/>
<text:bookmark text:name="org80d945d"/>キーバインド
<text:bookmark-end text:name="OrgXref.org80d945d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c9bc797"/>
<text:bookmark text:name="orgc9bc797"/>provide
<text:bookmark-end text:name="OrgXref.orgc9bc797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19T00:30:45</dc:date>
    <meta:creation-date>2018-09-19T00:30:45</meta:creation-date>
    <meta:generator>Emacs 26.1 (Org mode 9.1.13)</meta:generator>
    <meta:keyword/>
    <dc:subject/>
    <dc:title>ユーティリティ関数群</dc:title>
  </office:meta>
</office:document-meta>
</file>